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12cm"/>
    </style:style>
    <style:style style:name="co2" style:family="table-column">
      <style:table-column-properties fo:break-before="auto" style:column-width="7.98cm"/>
    </style:style>
    <style:style style:name="co3" style:family="table-column">
      <style:table-column-properties fo:break-before="auto" style:column-width="6.999cm"/>
    </style:style>
    <style:style style:name="co4" style:family="table-column">
      <style:table-column-properties fo:break-before="auto" style:column-width="10.275cm"/>
    </style:style>
    <style:style style:name="co5" style:family="table-column">
      <style:table-column-properties fo:break-before="auto" style:column-width="1.988cm"/>
    </style:style>
    <style:style style:name="co6" style:family="table-column">
      <style:table-column-properties fo:break-before="auto" style:column-width="2.408cm"/>
    </style:style>
    <style:style style:name="co7" style:family="table-column">
      <style:table-column-properties fo:break-before="auto" style:column-width="1.792cm"/>
    </style:style>
    <style:style style:name="co8" style:family="table-column">
      <style:table-column-properties fo:break-before="auto" style:column-width="1.736cm"/>
    </style:style>
    <style:style style:name="co9" style:family="table-column">
      <style:table-column-properties fo:break-before="auto" style:column-width="2.016cm"/>
    </style:style>
    <style:style style:name="co10" style:family="table-column">
      <style:table-column-properties fo:break-before="auto" style:column-width="2.325cm"/>
    </style:style>
    <style:style style:name="co11" style:family="table-column">
      <style:table-column-properties fo:break-before="auto" style:column-width="2.464cm"/>
    </style:style>
    <style:style style:name="co12" style:family="table-column">
      <style:table-column-properties fo:break-before="auto" style:column-width="1.931cm"/>
    </style:style>
    <style:style style:name="co13" style:family="table-column">
      <style:table-column-properties fo:break-before="auto" style:column-width="2.295cm"/>
    </style:style>
    <style:style style:name="co14" style:family="table-column">
      <style:table-column-properties fo:break-before="auto" style:column-width="1.707cm"/>
    </style:style>
    <style:style style:name="co15" style:family="table-column">
      <style:table-column-properties fo:break-before="auto" style:column-width="1.7cm"/>
    </style:style>
    <style:style style:name="ro1" style:family="table-row">
      <style:table-row-properties style:row-height="0.397cm" fo:break-before="auto" style:use-optimal-row-height="false"/>
    </style:style>
    <style:style style:name="ro2" style:family="table-row">
      <style:table-row-properties style:row-height="2.448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4" style:family="table-cell" style:parent-style-name="Default">
      <style:table-cell-properties fo:background-color="#afaba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6" style:family="table-cell" style:parent-style-name="Default">
      <style:table-cell-properties fo:background-color="#d0cec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5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gr1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0.80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0.937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3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0.83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4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0.5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5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0.43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6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.49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7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.203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8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.626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9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0.98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10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.94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11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0.43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fo:text-align="start" style:text-autospace="none" style:line-break="normal" style:writing-mode="page"/>
      <style:text-properties fo:color="#000000" style:text-outline="false" style:text-line-through-style="none" style:text-line-through-type="none" style:text-position="0% 100%" fo:font-family="'Segoe UI'" style:font-family-generic="swis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'Segoe UI'" style:font-family-generic-complex="swis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fo:text-align="start" style:text-autospace="none" style:line-break="normal" style:writing-mode="page"/>
      <style:text-properties fo:color="#000000" style:text-outline="false" style:text-line-through-style="none" style:text-line-through-type="none" style:text-position="0% 100%" fo:font-family="'Segoe UI'" style:font-family-generic="swis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'Segoe UI'" style:font-family-generic-complex="swis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'Segoe UI'" style:font-family-generic="swis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'Segoe UI'" style:font-family-generic-complex="swis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Calibri" fo:font-size="8pt" fo:font-weight="bold" style:text-underline-style="none" style:text-underline-color="font-color" style:text-line-through-type="none" fo:font-style="normal" style:text-outline="false" fo:text-shadow="none" style:text-position="33% 58%" style:font-name-complex="Calibri" style:font-size-asian="8pt" style:font-size-complex="8pt" style:font-weight-asian="bold" style:font-weight-complex="bold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Tabela I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1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7" table:default-cell-style-name="ce2"/>
        <table:table-column table:style-name="co13" table:default-cell-style-name="ce2"/>
        <table:table-column table:style-name="co7" table:default-cell-style-name="ce2"/>
        <table:table-column table:style-name="co14" table:default-cell-style-name="ce2"/>
        <table:table-column table:style-name="co15" table:number-columns-repeated="6" table:default-cell-style-name="Default"/>
        <table:table-column table:style-name="co7" table:number-columns-repeated="40" table:default-cell-style-name="ce2"/>
        <table:table-column table:style-name="co7" table:number-columns-repeated="960" table:default-cell-style-name="Default"/>
        <table:table-row table:style-name="ro1">
          <table:table-cell table:style-name="ce1" office:value-type="string" calcext:value-type="string" table:number-columns-spanned="1" table:number-rows-spanned="3">
            <text:p>Matricula</text:p>
          </table:table-cell>
          <table:table-cell table:style-name="ce1" office:value-type="string" calcext:value-type="string" table:number-columns-spanned="1" table:number-rows-spanned="3">
            <text:p>Nome</text:p>
          </table:table-cell>
          <table:table-cell table:style-name="ce1" office:value-type="string" calcext:value-type="string" table:number-columns-spanned="1" table:number-rows-spanned="3">
            <text:p>Cargo</text:p>
          </table:table-cell>
          <table:table-cell table:style-name="ce1" office:value-type="string" calcext:value-type="string" table:number-columns-spanned="1" table:number-rows-spanned="3">
            <text:p>Lotação</text:p>
          </table:table-cell>
          <table:table-cell table:style-name="ce4" office:value-type="string" calcext:value-type="string" table:number-columns-spanned="9" table:number-rows-spanned="1">
            <text:p>RENDIMENTOS</text:p>
          </table:table-cell>
          <table:covered-table-cell table:number-columns-repeated="8" table:style-name="ce4"/>
          <table:table-cell table:style-name="ce4" office:value-type="string" calcext:value-type="string" table:number-columns-spanned="4" table:number-rows-spanned="1">
            <text:p>DESCONTOS</text:p>
          </table:table-cell>
          <table:covered-table-cell table:number-columns-repeated="3" table:style-name="ce4"/>
          <table:table-cell table:style-name="ce6" office:value-type="string" calcext:value-type="string" table:number-columns-spanned="1" table:number-rows-spanned="3">
            <office:annotation draw:style-name="gr1" draw:text-style-name="P2" svg:width="8.008cm" svg:height="1.005cm" svg:x="36.155cm" svg:y="0.053cm" draw:caption-point-x="20.053cm" draw:caption-point-y="-0.043cm">
              <dc:date>2021-03-02T00:00:00</dc:date>
              <text:p text:style-name="P1"><text:span text:style-name="T1">14 Rendimento líquido após os descontos referidos nos itens anteriores.</text:span></text:p>
            </office:annotation>
            <text:p>Rendimento Líquido Total<text:span text:style-name="T2">14</text:span></text:p>
          </table:table-cell>
          <table:table-cell table:style-name="ce2" table:number-columns-repeated="6"/>
          <table:table-cell table:number-columns-repeated="1000"/>
        </table:table-row>
        <table:table-row table:style-name="ro1">
          <table:covered-table-cell table:number-columns-repeated="4" table:style-name="ce1"/>
          <table:table-cell table:style-name="ce6" office:value-type="string" calcext:value-type="string" table:number-columns-spanned="2" table:number-rows-spanned="1">
            <text:p>Remuneração Básica</text:p>
          </table:table-cell>
          <table:covered-table-cell table:style-name="ce6"/>
          <table:table-cell table:style-name="ce6" office:value-type="string" calcext:value-type="string" table:number-columns-spanned="4" table:number-rows-spanned="1">
            <text:p>Remuneração Eventual ou temporária</text:p>
          </table:table-cell>
          <table:covered-table-cell table:number-columns-repeated="3" table:style-name="ce6"/>
          <table:table-cell table:style-name="ce6" office:value-type="string" calcext:value-type="string" table:number-columns-spanned="1" table:number-rows-spanned="2">
            <office:annotation draw:style-name="gr2" draw:text-style-name="P2" svg:width="8.32cm" svg:height="1.137cm" svg:x="21.9cm" svg:y="0.132cm" draw:caption-point-x="20.031cm" draw:caption-point-y="0.274cm">
              <dc:date>2021-03-02T00:00:00</dc:date>
              <text:p text:style-name="P1"><text:span text:style-name="T1">7 Valor total (somatório) das remunerações temporárias ou eventuais discriminadas na Tabela III.</text:span></text:p>
            </office:annotation>
            <text:p>OUTRAS REMUNERAÇÕES TEMPORÁRIAS<text:span text:style-name="T2">7</text:span></text:p>
          </table:table-cell>
          <table:table-cell table:style-name="ce6" office:value-type="string" calcext:value-type="string" table:number-columns-spanned="1" table:number-rows-spanned="2">
            <office:annotation draw:style-name="gr3" draw:text-style-name="P2" svg:width="8.452cm" svg:height="1.031cm" svg:x="24.282cm" svg:y="0.132cm" draw:caption-point-x="20.113cm" draw:caption-point-y="0.274cm">
              <dc:date>2021-03-02T00:00:00</dc:date>
              <text:p text:style-name="P1"><text:span text:style-name="T1">8 Valor total (somatório) das verbas indenizatórias discriminadas na Tabela III.</text:span></text:p>
            </office:annotation>
            <text:p>VERBAS INDENIZATÓRIAS<text:span text:style-name="T2">8</text:span></text:p>
          </table:table-cell>
          <table:table-cell table:style-name="ce6" office:value-type="string" calcext:value-type="string" table:number-columns-spanned="1" table:number-rows-spanned="2">
            <office:annotation draw:style-name="gr4" draw:text-style-name="P2" svg:width="8.551cm" svg:height="0.74cm" svg:x="26.108cm" svg:y="0.132cm" draw:caption-point-x="20.219cm" draw:caption-point-y="0.274cm">
              <dc:date>2021-03-02T00:00:00</dc:date>
              <text:p text:style-name="P1"><text:span text:style-name="T1">9 Total dos rendimentos brutos pagos no mês.</text:span></text:p>
            </office:annotation>
            <text:p>Total de Rendimentos Brutos<text:span text:style-name="T2">9</text:span></text:p>
          </table:table-cell>
          <table:table-cell table:style-name="ce6" office:value-type="string" calcext:value-type="string" table:number-columns-spanned="3" table:number-rows-spanned="1">
            <text:p>Obrigatórios Legais</text:p>
          </table:table-cell>
          <table:covered-table-cell table:number-columns-repeated="2" table:style-name="ce6"/>
          <table:table-cell table:style-name="ce6" office:value-type="string" calcext:value-type="string" table:number-columns-spanned="1" table:number-rows-spanned="2">
            <office:annotation draw:style-name="gr5" draw:text-style-name="P2" svg:width="6.545cm" svg:height="0.634cm" svg:x="34.367cm" svg:y="0.132cm" draw:caption-point-x="20.134cm" draw:caption-point-y="0.274cm">
              <dc:date>2021-03-02T00:00:00</dc:date>
              <text:p text:style-name="P1"><text:span text:style-name="T1">13 Total dos Descontos efetuados no mês.</text:span></text:p>
            </office:annotation>
            <text:p>Total de Descontos<text:span text:style-name="T2">13</text:span></text:p>
          </table:table-cell>
          <table:covered-table-cell table:style-name="ce6"/>
          <table:table-cell table:style-name="ce2" table:number-columns-repeated="6"/>
          <table:table-cell table:number-columns-repeated="1000"/>
        </table:table-row>
        <table:table-row table:style-name="ro2">
          <table:covered-table-cell table:number-columns-repeated="4" table:style-name="ce1"/>
          <table:table-cell table:style-name="ce1" office:value-type="string" calcext:value-type="string">
            <office:annotation draw:style-name="gr6" draw:text-style-name="P2" svg:width="6.525cm" svg:height="1.694cm" svg:x="9.171cm" svg:y="0.528cm" draw:caption-point-x="20.272cm" draw:caption-point-y="0.275cm">
              <dc:date>2021-03-02T00:00:00</dc:date>
              <text:p text:style-name="P1"><text:span text:style-name="T1">1 Remuneração do cargo efetivo - Vencimento, GAMPU, V.P.I., Adicionais de Qualificação, G.A.E. e G.A.S., além de outras desta natureza.</text:span></text:p>
            </office:annotation>
            <text:p>Remuneração Cargo Efetivo<text:span text:style-name="T2">1</text:span></text:p>
          </table:table-cell>
          <table:table-cell table:style-name="ce1" office:value-type="string" calcext:value-type="string">
            <office:annotation draw:style-name="gr7" draw:text-style-name="P2" svg:width="8.031cm" svg:height="1.403cm" svg:x="11.805cm" svg:y="0.528cm" draw:caption-point-x="20.046cm" draw:caption-point-y="0.275cm">
              <dc:date>2021-03-02T00:00:00</dc:date>
              <text:p text:style-name="P1"><text:span text:style-name="T1">2 V.P.N.I., Adicional por tempo de serviço, quintos, décimos e vantagens decorrentes de sentença judicial ou extensão administrativa.</text:span></text:p>
            </office:annotation>
            <text:p>Outras Verbas Remuneratórias, Legais ou Judiciais<text:span text:style-name="T2">2</text:span></text:p>
          </table:table-cell>
          <table:table-cell table:style-name="ce1" office:value-type="string" calcext:value-type="string">
            <office:annotation draw:style-name="gr8" draw:text-style-name="P2" svg:width="8.031cm" svg:height="1.826cm" svg:x="13.499cm" svg:y="0.528cm" draw:caption-point-x="20.144cm" draw:caption-point-y="0.275cm">
              <dc:date>2021-03-02T00:00:00</dc:date>
              <text:p text:style-name="P1"><text:span text:style-name="T1">3 Rubricas que representam a retribuição paga pelo exercício de função (servidor efetivo) ou remuneração de cargo em comissão (servidor sem vínculo ou requisitado).</text:span></text:p>
            </office:annotation>
            <text:p>Função de Confiança ou Cargo em Comissão<text:span text:style-name="T2">3</text:span></text:p>
          </table:table-cell>
          <table:table-cell table:style-name="ce1" office:value-type="string" calcext:value-type="string">
            <office:annotation draw:style-name="gr7" draw:text-style-name="P2" svg:width="8.031cm" svg:height="1.403cm" svg:x="15.192cm" svg:y="0.528cm" draw:caption-point-x="20.186cm" draw:caption-point-y="0.275cm">
              <dc:date>2021-03-02T00:00:00</dc:date>
              <text:p text:style-name="P1"><text:span text:style-name="T1">4 Parcelas da Gratificação Natalina (13º) pagas no mês corrente, ou no caso de vacância ou exoneração do servidor.</text:span></text:p>
            </office:annotation>
            <text:p>Gratificação Natalina<text:span text:style-name="T2">4</text:span></text:p>
          </table:table-cell>
          <table:table-cell table:style-name="ce1" office:value-type="string" calcext:value-type="string">
            <office:annotation draw:style-name="gr9" draw:text-style-name="P2" svg:width="7.648cm" svg:height="1.185cm" svg:x="17.587cm" svg:y="0.528cm" draw:caption-point-x="20.003cm" draw:caption-point-y="0.275cm">
              <dc:date>2021-03-02T00:00:00</dc:date>
              <text:p text:style-name="P1"><text:span text:style-name="T1">5 Adicional correspondente a 1/3 (um terço) da remuneração, pago ao servidor por ocasião das férias.</text:span></text:p>
            </office:annotation>
            <text:p>Férias (1/3 Constitucional)<text:span text:style-name="T2">5</text:span></text:p>
          </table:table-cell>
          <table:table-cell table:style-name="ce1" office:value-type="string" calcext:value-type="string">
            <office:annotation draw:style-name="gr10" draw:text-style-name="P2" svg:width="8.211cm" svg:height="2.144cm" svg:x="19.598cm" svg:y="0.528cm" draw:caption-point-x="20.008cm" draw:caption-point-y="0.275cm">
              <dc:date>2021-03-02T00:00:00</dc:date>
              <text:p text:style-name="P1"><text:span text:style-name="T1">6 Valor equivalente ao da contribuição previdenciária, devido ao funcionário público que esteja em condição de aposentar-se, mas que optou por continuar em atividade (instituído pela Emenda Constitucional nº 41, de 16 de dezembro de 2003).</text:span></text:p>
            </office:annotation>
            <text:p>Abono de Permanência<text:span text:style-name="T2">6</text:span></text:p>
          </table:table-cell>
          <table:covered-table-cell table:number-columns-repeated="3" table:style-name="ce6"/>
          <table:table-cell table:style-name="ce1" office:value-type="string" calcext:value-type="string">
            <office:annotation draw:style-name="gr7" draw:text-style-name="P2" svg:width="8.082cm" svg:height="1.403cm" svg:x="28.92cm" svg:y="0.528cm" draw:caption-point-x="19.702cm" draw:caption-point-y="0.275cm">
              <dc:date>2021-03-02T00:00:00</dc:date>
              <text:p text:style-name="P1"><text:span text:style-name="T1">10 Contribuição Previdenciária Oficial (Plano de Seguridade Social do Servidor Público e Regime Geral de Previdência Social).</text:span></text:p>
            </office:annotation>
            <text:p>Contribuição Previdenciária<text:span text:style-name="T2">10</text:span></text:p>
          </table:table-cell>
          <table:table-cell table:style-name="ce1" office:value-type="string" calcext:value-type="string">
            <office:annotation draw:style-name="gr11" draw:text-style-name="P2" svg:width="4.967cm" svg:height="0.635cm" svg:x="30.247cm" svg:y="0.528cm" draw:caption-point-x="20.167cm" draw:caption-point-y="0.275cm">
              <dc:date>2021-03-02T00:00:00</dc:date>
              <text:p text:style-name="P1"><text:span text:style-name="T1">11 Imposto de Renda na Fonte.</text:span></text:p>
            </office:annotation>
            <text:p>Imposto de Renda<text:span text:style-name="T2">11</text:span></text:p>
          </table:table-cell>
          <table:table-cell table:style-name="ce1" office:value-type="string" calcext:value-type="string">
            <office:annotation draw:style-name="gr7" draw:text-style-name="P2" svg:width="8.073cm" svg:height="1.403cm" svg:x="32.575cm" svg:y="0.528cm" draw:caption-point-x="20.134cm" draw:caption-point-y="0.275cm">
              <dc:date>2021-03-02T00:00:00</dc:date>
              <text:p text:style-name="P1"><text:span text:style-name="T1">12 Valor deduzido da remuneração básica bruta, quando esta ultrapassa o teto constitucional, nos termos da legislação correspondente.</text:span></text:p>
            </office:annotation>
            <text:p>Retenção por Teto Constitucional<text:span text:style-name="T2">12</text:span></text:p>
          </table:table-cell>
          <table:covered-table-cell table:number-columns-repeated="2" table:style-name="ce6"/>
          <table:table-cell table:style-name="ce2" table:number-columns-repeated="6"/>
          <table:table-cell table:number-columns-repeated="1000"/>
        </table:table-row>
        <table:table-row table:style-name="ro3">
          <table:table-cell office:value-type="float" office:value="2250" calcext:value-type="float">
            <text:p>2250</text:p>
          </table:table-cell>
          <table:table-cell office:value-type="string" calcext:value-type="string">
            <text:p>ADELMO PINHO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ARACATUBA</text:p>
          </table:table-cell>
          <table:table-cell table:style-name="ce5" office:value-type="float" office:value="33689.1" calcext:value-type="float">
            <text:p><text:s/>33.689,10 </text:p>
          </table:table-cell>
          <table:table-cell table:number-columns-repeated="2" table:style-name="ce5" office:value-type="float" office:value="0" calcext:value-type="float">
            <text:p><text:s/>- </text:p>
          </table:table-cell>
          <table:table-cell table:style-name="ce5" office:value-type="float" office:value="16844.55" calcext:value-type="float">
            <text:p><text:s/>16.844,55 </text:p>
          </table:table-cell>
          <table:table-cell table:number-columns-repeated="2" table:style-name="ce5" office:value-type="float" office:value="0" calcext:value-type="float">
            <text:p><text:s/>- </text:p>
          </table:table-cell>
          <table:table-cell table:style-name="ce5" office:value-type="float" office:value="5053.32" calcext:value-type="float">
            <text:p><text:s/>5.053,32 </text:p>
          </table:table-cell>
          <table:table-cell table:style-name="ce5" office:value-type="float" office:value="960" calcext:value-type="float">
            <text:p><text:s/>960,00 </text:p>
          </table:table-cell>
          <table:table-cell table:style-name="ce5" office:value-type="float" office:value="56546.97" calcext:value-type="float">
            <text:p><text:s/>56.546,97 </text:p>
          </table:table-cell>
          <table:table-cell table:style-name="ce5" office:value-type="float" office:value="-7679.57" calcext:value-type="float">
            <text:p><text:s/>(7.679,57)</text:p>
          </table:table-cell>
          <table:table-cell table:style-name="ce5" office:value-type="float" office:value="-6957.73" calcext:value-type="float">
            <text:p><text:s/>(6.957,73)</text:p>
          </table:table-cell>
          <table:table-cell table:style-name="ce5" office:value-type="float" office:value="0" calcext:value-type="float">
            <text:p><text:s/>- </text:p>
          </table:table-cell>
          <table:table-cell table:style-name="ce5" office:value-type="float" office:value="-14637.3" calcext:value-type="float">
            <text:p><text:s/>(14.637,30)</text:p>
          </table:table-cell>
          <table:table-cell table:style-name="ce5" office:value-type="float" office:value="41909.67" calcext:value-type="float">
            <text:p><text:s/>41.909,67 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Data da última atualização: 01/02/2021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1 Remuneração do cargo efetivo - Vencimento, GAMPU, V.P.I., Adicionais de Qualificação, G.A.E. e G.A.S., além de outras desta natureza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2 V.P.N.I., Adicional por tempo de serviço, quintos, décimos e vantagens decorrentes de sentença judicial ou extensão administrativa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3 Rubricas que representam a retribuição paga pelo exercício de função (servidor efetivo) ou remuneração de cargo em comissão (servidor sem vínculo ou requisitado)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4 Parcelas da Gratificação Natalina (13º) pagas no mês corrente, ou no caso de vacância ou exoneração do servidor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5 Adicional correspondente a 1/3 (um terço) da remuneração, pago ao servidor por ocasião das férias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6 Valor equivalente ao da contribuição previdenciária, devido ao funcionário público que esteja em condição de aposentar-se, mas que optou por continuar em atividade (instituído pela Emenda Constitucional nº 41, de 16 de dezembro de 2003)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7 Valor total (somatório) das remunerações temporárias ou eventuais discriminadas na Tabela III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8 Valor total (somatório) das verbas indenizatórias discriminadas na Tabela III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9 Total dos rendimentos brutos pagos no mês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10 Contribuição Previdenciária Oficial (Plano de Seguridade Social do Servidor Público e Regime Geral de Previdência Social)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11 Imposto de Renda na Fonte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12 Valor deduzido da remuneração básica bruta, quando esta ultrapassa o teto constitucional, nos termos da legislação correspondente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13 Total dos Descontos efetuados no mês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14 Rendimento líquido após os descontos referidos nos itens anteriores.</text:p>
          </table:table-cell>
          <table:table-cell table:number-columns-repeated="1023"/>
        </table:table-row>
        <table:table-row table:style-name="ro3" table:number-rows-repeated="1048556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_xlnm._FilterDatabase" table:base-cell-address="$'Tabela I'.$A$1" table:expression="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2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12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13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5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6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6P0"/>
    </number:number-style>
    <number:date-style style:name="N117">
      <number:day/>
      <number:text>/</number:text>
      <number:month/>
      <number:text>/</number:text>
      <number:year number:style="long"/>
    </number:date-style>
    <number:date-style style:name="N118">
      <number:day/>
      <number:text>/</number:text>
      <number:month number:textual="true"/>
      <number:text>/</number:text>
      <number:year/>
    </number:date-style>
    <number:date-style style:name="N119">
      <number:day/>
      <number:text>/</number:text>
      <number:month number:textual="true"/>
    </number:date-style>
    <number:date-style style:name="N120">
      <number:month number:textual="true"/>
      <number:text>/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3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5P0" style:volatile="true">
      <number:number number:decimal-places="0" loext:min-decimal-places="0" number:min-integer-digits="1" number:grouping="true"/>
      <number:text> </number:text>
    </number:number-style>
    <number:number-style style:name="N125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number number:decimal-places="0" loext:min-decimal-places="0" number:min-integer-digits="1" number:grouping="true"/>
      <number:text> </number:text>
    </number:number-style>
    <number:number-style style:name="N126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26P0"/>
    </number:number-style>
    <number:number-style style:name="N128P0" style:volatile="true">
      <number:number number:decimal-places="2" loext:min-decimal-places="2" number:min-integer-digits="1" number:grouping="true"/>
      <number:text> </number:text>
    </number:number-style>
    <number:number-style style:name="N128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number number:decimal-places="2" loext:min-decimal-places="2" number:min-integer-digits="1" number:grouping="true"/>
      <number:text> </number:text>
    </number:number-style>
    <number:number-style style:name="N12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9P0"/>
    </number:number-style>
    <number:number-style style:name="N13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3P2" style:volatile="true">
      <loext:text> </loext:text>
      <loext:fill-character> </loext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7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7P2" style:volatile="true">
      <loext:text> R$ </loext:text>
      <loext:fill-character> </loext:fill-character>
      <number:text>-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1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1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Comma" style:display-name="Excel Built-in Comma" style:family="table-cell" style:parent-style-name="Default" style:data-style-name="N110"/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4">00/00/0000</text:date>, <text:time style:data-style-name="N2" text:time-value="09:50:13.99697938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2T09:46:06.367000000</meta:creation-date>
    <dc:date>2021-03-04T09:51:06.475666239</dc:date>
    <meta:editing-duration>PT1M39S</meta:editing-duration>
    <meta:editing-cycles>3</meta:editing-cycles>
    <meta:generator>LibreOffice/6.4.6.2$Linux_X86_64 LibreOffice_project/40$Build-2</meta:generator>
    <meta:document-statistic meta:table-count="1" meta:cell-count="56" meta:object-count="0"/>
  </office:meta>
</office:document-meta>
</file>